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StarSymbol" svg:font-family="StarSymbol"/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Text_20_body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: Walking on fire</text:p>
      <text:p text:style-name="Text_20_body">Short description: Player dies by walking to a tile where there is fire</text:p>
      <text:p text:style-name="Text_20_body">Priority: High</text:p>
      <text:p text:style-name="Text_20_body">Includes: UC Explode Bomb, extends Player Dies by Fire</text:p>
      <text:p text:style-name="Text_20_body">Participating actors</text:p>
      <text:list xml:id="list6936169661364097273" text:style-name="WWNum1">
        <text:list-item>
          <text:p text:style-name="P1">Player 1</text:p>
        </text:list-item>
      </text:list>
      <text:p text:style-name="Text_20_body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ctor</text:p>
          </table:table-cell>
          <table:table-cell table:style-name="Table1.A1" office:value-type="string">
            <text:p text:style-name="Standard">System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 bomb explodes on a tile.</text:p>
          </table:table-cell>
        </table:table-row>
        <table:table-row table:style-name="Table1.1">
          <table:table-cell table:style-name="Table1.A1" office:value-type="string">
            <text:p text:style-name="Standard"><text:bookmark text:name="_GoBack"/></text:p>
          </table:table-cell>
          <table:table-cell table:style-name="Table1.A1" office:value-type="string">
            <text:p text:style-name="Standard">Fire is spreading (See UC_FireSpreading)</text:p>
          </table:table-cell>
        </table:table-row>
        <table:table-row table:style-name="Table1.1">
          <table:table-cell table:style-name="Table1.A1" office:value-type="string">
            <text:p text:style-name="Standard">Presses the key in the direction of the fir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layer 1 is moving (using UC Move) to a tile on which the fire has spread to.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e GameOverState is shown</text:p>
          </table:table-cell>
        </table:table-row>
      </table:table>
      <text:p text:style-name="Text_20_body"/>
      <text:p text:style-name="Text_20_body">Alternate flow:</text:p>
      <text:p text:style-name="Text_20_body">Not available</text:p>
      <text:p text:style-name="Text_20_body"/>
      <text:p text:style-name="Text_20_body">Exeptional flow:</text:p>
      <text:p text:style-name="Standard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StarSymbol" svg:font-family="StarSymbol"/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1S</meta:editing-duration>
    <meta:editing-cycles>19</meta:editing-cycles>
    <meta:generator>OpenOffice.org/3.4$Win32 OpenOffice.org_project/340m1$Build-9590</meta:generator>
    <dc:date>2012-05-24T01:39:09.01</dc:date>
    <meta:document-statistic meta:table-count="1" meta:image-count="0" meta:object-count="0" meta:page-count="1" meta:paragraph-count="18" meta:word-count="89" meta:character-count="495"/>
    <meta:user-defined meta:name="Info 1"/>
    <meta:user-defined meta:name="Info 2"/>
    <meta:user-defined meta:name="Info 3"/>
    <meta:user-defined meta:name="Info 4"/>
  </office:meta>
</office:document-meta>
</file>